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T1" style:family="text"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<text:span text:style-name="T1">The Wonder Coders</text:span></text:p>
            <text:p>Co-founders</text:p>
            <text:p><text:span text:style-name="T2">Sam, Rhys and Fin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ur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To show how hard it is to maintain the governments debt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urrent St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We have recently finished rip the data into JSON. We are in a very early UI from the end product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4" draw:layer="layout" svg:width="25.199cm" svg:height="12.179cm" svg:x="1.4cm" svg:y="5.2cm" presentation:class="outline" presentation:user-transformed="true">
          <draw:text-box>
            <text:list text:style-name="L3">
              <text:list-item>
                <text:p>Data extraction</text:p>
              </text:list-item>
              <text:list-item>
                <text:p>Converting Python into JavaScript</text:p>
              </text:list-item>
              <text:list-item>
                <text:p>Finding out our first set of data didn't work</text:p>
              </text:list-item>
              <text:list-item>
                <text:p>JSON passing </text:p>
              </text:list-item>
              <text:list-item>
                <text:p>Not having a good time !!!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 dykes</meta:initial-creator>
    <meta:creation-date>2014-07-31T11:56:02.004000000</meta:creation-date>
    <meta:editing-duration>PT34M26S</meta:editing-duration>
    <meta:editing-cycles>5</meta:editing-cycles>
    <dc:date>2014-07-31T13:30:12.204000000</dc:date>
    <dc:creator>sam dykes</dc:creator>
    <meta:generator>LibreOffice/4.3.0.4$Windows_x86 LibreOffice_project/62ad5818884a2fc2e5780dd45466868d41009ec0</meta:generator>
    <meta:document-statistic meta:object-count="36"/>
  </office:meta>
</office:document-meta>
</file>